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2.967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2.88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52cm"/>
    </style:style>
    <style:style style:name="co31" style:family="table-column">
      <style:table-column-properties fo:break-before="auto" style:column-width="0.975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9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ce15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5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" table:default-cell-style-name="Default"/>
        <table:table-column table:style-name="co15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table:style-name="ce15"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table:style-name="ce15"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/>
          <table:table-cell table:style-name="ce15" table:number-columns-repeated="16375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style-name="ce15" office:value-type="string" calcext:value-type="string">
            <text:p>875.35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table:style-name="ce15" office:value-type="string" calcext:value-type="string">
            <text:p>2.93</text:p>
          </table:table-cell>
          <table:table-cell table:style-name="ce15"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style-name="ce15"/>
          <table:table-cell/>
          <table:table-cell table:style-name="ce15" table:number-columns-repeated="2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table:style-name="ce15" office:value-type="string" calcext:value-type="string">
            <text:p>2.92</text:p>
          </table:table-cell>
          <table:table-cell table:style-name="ce15"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table:style-name="ce15" office:value-type="string" calcext:value-type="string">
            <text:p>4501.8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2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1" table:default-cell-style-name="ce15"/>
        <table:table-column table:style-name="co32" table:default-cell-style-name="ce15"/>
        <table:table-column table:style-name="co34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22:09:21.7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3-29T22:11:03.147000000</dc:date>
    <meta:editing-duration>P4DT12H49M53S</meta:editing-duration>
    <meta:editing-cycles>1771</meta:editing-cycles>
    <meta:document-statistic meta:table-count="4" meta:cell-count="9950" meta:object-count="0"/>
  </office:meta>
</office:document-meta>
</file>